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5pt" fo:font-style="normal" style:text-underline-style="none" fo:font-weight="normal" officeooo:paragraph-rsid="00005f80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variant="normal" fo:text-transform="none" fo:color="#ffffff" loext:opacity="100%" style:font-name="Söhne Mono" fo:font-size="10.5pt" fo:letter-spacing="normal"/>
    </style:style>
    <style:style style:name="T2" style:family="text">
      <style:text-properties fo:font-variant="normal" fo:text-transform="none" fo:color="#ffffff" loext:opacity="100%" style:font-name="Söhne Mono" fo:font-size="10.5pt" fo:letter-spacing="normal" fo:font-style="normal"/>
    </style:style>
    <style:style style:name="T3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Söhne Mono" fo:font-size="10.5pt" fo:letter-spacing="normal" fo:font-style="normal" fo:font-weight="normal" loext:padding="0.049cm" loext:border="0.06pt solid #d9d9e3"/>
    </style:style>
    <style:style style:name="T5" style:family="text">
      <style:text-properties fo:font-variant="normal" fo:text-transform="none" fo:color="#ffffff" loext:opacity="100%" style:font-name="Söhne Mono" fo:font-size="10.5pt" fo:letter-spacing="normal" fo:font-style="normal" loext:padding="0.049cm" loext:border="0.06pt solid #d9d9e3"/>
    </style:style>
    <style:style style:name="T6" style:family="text">
      <style:text-properties fo:font-variant="normal" fo:text-transform="none" fo:color="#ffffff" loext:opacity="100%" style:font-name="Söhne Mono" fo:font-size="10.5pt" fo:letter-spacing="normal" loext:padding="0.049cm" loext:border="0.06pt solid #d9d9e3"/>
    </style:style>
    <style:style style:name="T7" style:family="text">
      <style:text-properties fo:font-variant="normal" fo:text-transform="none" fo:color="#ffffff" loext:opacity="100%" style:font-name="Söhne Mono" fo:letter-spacing="normal"/>
    </style:style>
    <style:style style:name="T8" style:family="text">
      <style:text-properties fo:font-variant="normal" fo:text-transform="none" fo:color="#ffffff" loext:opacity="100%" style:font-name="Söhne Mono" fo:letter-spacing="normal" loext:padding="0.049cm" loext:border="0.06pt solid #d9d9e3"/>
    </style:style>
    <style:style style:name="T9" style:family="text">
      <style:text-properties fo:font-variant="normal" fo:text-transform="none" fo:color="#ffffff" loext:opacity="100%" fo:letter-spacing="normal"/>
    </style:style>
    <style:style style:name="T10" style:family="text">
      <style:text-properties fo:font-variant="normal" fo:text-transform="none" fo:color="#ffffff" loext:opacity="100%" fo:letter-spacing="normal" loext:padding="0.049cm" loext:border="0.06pt solid #d9d9e3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color="#bcbec4" loext:opacity="100%" style:font-name="JetBrains Mono" fo:font-size="10pt" fo:letter-spacing="normal" style:font-size-asian="10pt"/>
    </style:style>
    <style:style style:name="T13" style:family="text">
      <style:text-properties fo:font-variant="normal" fo:text-transform="none" fo:color="#bcbec4" loext:opacity="100%" style:font-name="JetBrains Mono" fo:letter-spacing="normal"/>
    </style:style>
    <style:style style:name="T14" style:family="text">
      <style:text-properties fo:font-variant="normal" fo:text-transform="none" style:font-name="JetBrains Mono" fo:letter-spacing="normal"/>
    </style:style>
    <style:style style:name="T15" style:family="text">
      <style:text-properties loext:padding="0.049cm" loext:border="0.06pt solid #d9d9e3"/>
    </style:style>
    <style:style style:name="T16" style:family="text">
      <style:text-properties fo:color="#bcbec4" loext:opacity="100%" style:font-name="JetBrains Mono" fo:font-size="10pt" style:font-size-asian="10pt"/>
    </style:style>
    <style:style style:name="T17" style:family="text">
      <style:text-properties fo:color="#bcbec4" loext:opacity="100%" style:font-name="JetBrains Mono"/>
    </style:style>
    <style:style style:name="T18" style:family="text">
      <style:text-properties fo:color="#6aab73" loext:opacity="100%" style:font-name="JetBrains Mono" fo:font-size="10pt" style:font-size-asian="10pt"/>
    </style:style>
    <style:style style:name="T19" style:family="text">
      <style:text-properties fo:color="#6aab73" loext:opacity="100%" style:font-name="JetBrains Mono"/>
    </style:style>
    <style:style style:name="T20" style:family="text">
      <style:text-properties fo:color="#2aacb8" loext:opacity="100%" style:font-name="JetBrains Mono" fo:font-size="10pt" style:font-size-asian="10pt"/>
    </style:style>
    <style:style style:name="T21" style:family="text">
      <style:text-properties fo:color="#2aacb8" loext:opacity="100%" style:font-name="JetBrains Mono"/>
    </style:style>
    <style:style style:name="T22" style:family="text">
      <style:text-properties style:font-name="JetBrains Mono"/>
    </style:style>
    <style:style style:name="T23" style:family="text">
      <style:text-properties style:font-name="JetBrains Mono"/>
    </style:style>
    <style:style style:name="T24" style:family="text">
      <style:text-properties style:font-name="JetBrai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RIABLES<text:line-break/> <text:s text:c="3"/>profile : dictionnaire<text:line-break/> <text:s text:c="3"/>profile_data : liste de dictionnaires<text:line-break/> <text:s text:c="3"/>k : entier<text:line-break/> <text:s text:c="3"/>distance_tab : liste de dictionnaires<text:line-break/> <text:s text:c="3"/>gryffondor : entier<text:line-break/> <text:s text:c="3"/>serpentard : entier<text:line-break/> <text:s text:c="3"/>serdaigle : entier<text:line-break/> <text:s text:c="3"/>poufsouffle : entier<text:line-break/> <text:s text:c="3"/>tab_voisins : liste de dictionnaires<text:line-break/> <text:s text:c="3"/>liste_choixpeau : liste d'entiers<text:line-break/> <text:s text:c="3"/>choixpeau : chaîne de caractères<text:line-break/><text:line-break/>DEBUT<text:line-break/> <text:s text:c="3"/>POUR chaque compared DANS profile_data FAIRE<text:line-break/> <text:s text:c="7"/>distance ← racine_carrée((comparred['Courage'] - profile['Courage'])^2 + <text:line-break/> <text:s text:c="34"/>(compared['Ambition'] - profile['Ambition'])^2 + <text:line-break/> <text:s text:c="34"/>(compared['Intelligence'] - profile['Intelligence'])^2 + <text:line-break/> <text:s text:c="34"/>(compared['Good'] - profile['Good'])^2)<text:line-break/> <text:s text:c="7"/>Ajouter {'Name': compared['Name'], 'Distance': distance, 'House': compared['House']} à distance_tab<text:line-break/> <text:s text:c="3"/>TRIER distance_tab par 'Distance'<text:line-break/><text:line-break/> <text:s text:c="3"/>gryffondor ← 0<text:line-break/> <text:s text:c="3"/>serpentard ← 0<text:line-break/> <text:s text:c="3"/>serdaigle ← 0<text:line-break/> <text:s text:c="3"/>poufsouffle ← 0<text:line-break/> <text:s text:c="3"/>tab_voisins ← [ ]<text:line-break/><text:line-break/> <text:s text:c="3"/>POUR j allant de 0 à k-1 FAIRE<text:line-break/> <text:s text:c="7"/>Ajouter {'Name' : distance_tab[j]['Name'], 'House' : distance_tab[j]['House']} à tab_voisins<text:line-break/> <text:s text:c="7"/>SI distance_tab[j]['House'] == 'Gryffindor' ALORS<text:line-break/> <text:s text:c="11"/>gryffondor ← gryffondor + 1<text:line-break/> <text:s text:c="7"/>SINON SI distance_tab[j]['House'] == 'Slytherin' ALORS<text:line-break/> <text:s text:c="11"/>serpentard ← serpentard + 1<text:line-break/> <text:s text:c="7"/>SINON SI distance_tab[j]['House'] == 'Ravenclaw' ALORS<text:line-break/> <text:s text:c="11"/>serdaigle ← serdaigle + 1<text:line-break/> <text:s text:c="7"/>SINON SI distance_tab[j]['House'] == 'Hufflepuff' ALORS<text:line-break/> <text:s text:c="11"/>poufsouffle ← poufsouffle + 1<text:line-break/><text:line-break/> <text:s text:c="3"/>liste_choixpeau ← [gryffondor, serdaigle, serpentard, poufsouffle]<text:line-break/> <text:s text:c="3"/>TRIER liste_choixpeau en ordre décroissant<text:line-break/><text:line-break/> <text:s text:c="3"/>SI liste_choixpeau[0] == liste_choixpeau[1] ALORS<text:line-break/> <text:s text:c="7"/>choixpeau ← distance_tab[0]['House']<text:line-break/> <text:s text:c="3"/>SINON SI liste_choixpeau[0] == gryffondor ALORS<text:line-break/> <text:s text:c="7"/>choixpeau ← 'Gryffindor'<text:line-break/> <text:s text:c="3"/>SINON SI liste_choixpeau[0] == serpentard ALORS<text:line-break/> <text:s text:c="7"/>choixpeau ← 'Slytherin'<text:line-break/> <text:s text:c="3"/>SINON SI liste_choixpeau[0] == serdaigle ALORS<text:line-break/> <text:s text:c="7"/>choixpeau ← 'Ravenclaw'<text:line-break/> <text:s text:c="3"/>SINON SI liste_choixpeau[0] == poufsouffle ALORS<text:line-break/> <text:s text:c="7"/>choixpeau ← 'Hufflepuff'<text:line-break/><text:line-break/> <text:s text:c="3"/>RETOURNER choixpeau, tab_voisins<text:line-break/>FIN<text:lin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0T19:28:00.931000000</meta:creation-date>
    <dc:date>2024-01-30T19:35:20.351000000</dc:date>
    <meta:editing-duration>PT7M20S</meta:editing-duration>
    <meta:editing-cycles>1</meta:editing-cycles>
    <meta:document-statistic meta:table-count="0" meta:image-count="0" meta:object-count="0" meta:page-count="1" meta:paragraph-count="1" meta:word-count="215" meta:character-count="2128" meta:non-whitespace-character-count="1547"/>
    <meta:generator>LibreOffice/7.3.3.2$Windows_X86_64 LibreOffice_project/d1d0ea68f081ee2800a922cac8f79445e4603348</meta:generator>
  </office:meta>
</office:document-meta>
</file>